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fo:color="#666666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fo:color="#d16349"/>
    </style:style>
    <style:style style:name="T4" style:family="text">
      <style:text-properties fo:font-size="12.00pt" fo:font-weight="bold" fo:font-family="Calibri" style:font-family-asian="Calibri" style:font-family-complex="Calibri" fo:background-color="transparent" fo:color="#d16349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d16349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fo:color="#666666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d16349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666666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a5a5a5" fo:font-style="italic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fo:color="#a5a5a5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666666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fo:color="#cccccc" fo:font-style="italic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fo:color="#cccccc" fo:font-style="italic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fo:color="#666666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fo:color="#666666"/>
    </style:style>
    <style:style style:name="P1" style:family="paragraph">
      <style:paragraph-properties fo:line-height="115.00%" fo:text-align="left" fo:margin-bottom="10.00pt"/>
    </style:style>
    <text:list-style style:name="L2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MAKEPHAR</text:span></text:p>
      <text:p text:style-name="P1"><text:span text:style-name="T2">Para usar este conversor de diretórios em PHAR siga os passos:</text:span></text:p>
      <text:list text:style-name="L2">
        <text:list-item>
          <text:p text:style-name="P2"><text:span text:style-name="T3">Copie o conteúdo do diretório 'www' para seu servidor web;</text:span></text:p>
        </text:list-item>
        <text:list-item>
          <text:p text:style-name="P2"><text:span text:style-name="T3">Aponte o seu navegador web para o arquivo '</text:span><text:span text:style-name="T4">core.php</text:span><text:span text:style-name="T5">'; </text:span></text:p>
        </text:list-item>
      </text:list>
      <text:p text:style-name="P3"><text:span text:style-name="T6">Uma interface web será mostrada com as configurações do MAKEPHAR.</text:span><text:span text:style-name="T7">.</text:span></text:p>
      <text:list text:style-name="L4">
        <text:list-item>
          <text:p text:style-name="P4"><text:span text:style-name="T7">Selecione o diretório que contenha sua aplicação web (site em PHP);</text:span></text:p>
        </text:list-item>
        <text:list-item>
          <text:p text:style-name="P4"><text:span text:style-name="T7">Selecione o local onde será criado o arquivo resultante. O arquivo deve ter a extenção '.phar' e não pode ser localizado no mesma diretório do ítem 1.</text:span></text:p>
        </text:list-item>
        <text:list-item>
          <text:p text:style-name="P4"><text:span text:style-name="T7">Marque a opção de 'Compactação';</text:span></text:p>
        </text:list-item>
        <text:list-item>
          <text:p text:style-name="P4"><text:span text:style-name="T7">Clique no botao 'Criar Arquivo PHAR';</text:span></text:p>
        </text:list-item>
      </text:list>
      <text:p text:style-name="P5"><text:span text:style-name="T8">Todo o projeto 'make' também pode ser convertido em Phar para posteriores utilizações, bastando usar o próprio MAKEPHAR para isso. Caso o servidor onde for usar o 'make.phar' não reconheça arquivos desse tipo você terá duas opções:</text:span></text:p>
      <text:list text:style-name="L6">
        <text:list-item>
          <text:p text:style-name="P6"><text:span text:style-name="T9">Configure seu servidor web para considerar a extensão<text:s text:c="2"/>".phar" como um executável pelo PHP (</text:span><text:span text:style-name="T10">no Apache adicione essa linha:<text:s text:c="2"/></text:span><text:span text:style-name="T11">AddType application/x-httpd-php .phar<text:s/></text:span><text:span text:style-name="T12">);</text:span></text:p>
        </text:list-item>
        <text:list-item>
          <text:p text:style-name="P6"><text:span text:style-name="T12">Renomei a extençaõ do arquivo para ".php"<text:s/></text:span><text:span text:style-name="T13">(<text:s/></text:span><text:span text:style-name="T14">Ex.:- make.phar -&gt;<text:s/></text:span><text:span text:style-name="T15">make.php<text:s/></text:span><text:span text:style-name="T16">). </text:span></text:p>
        </text:list-item>
      </text:list>
      <text:p text:style-name="P7"><text:span text:style-name="T17"/></text:p>
      <text:p text:style-name="P8"><text:span text:style-name="T18">Contatos:</text:span></text:p>
      <text:p text:style-name="P9"><text:span text:style-name="T19">Skype: neosphp</text:span></text:p>
      <text:p text:style-name="P9"><text:span text:style-name="T19">Email: prbr@ymail.com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